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cccc99" draw:fill-color="#cccc99" draw:textarea-horizontal-align="justify" draw:textarea-vertical-align="middle" draw:auto-grow-height="false" fo:min-height="4.75cm" fo:min-width="2.6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4.45cm" fo:min-width="6.5cm"/>
    </style:style>
    <style:style style:name="gr5" style:family="graphic" style:parent-style-name="standard">
      <style:graphic-properties svg:stroke-color="#e6e6ff" draw:fill="solid" draw:fill-color="#e6e6ff" draw:textarea-horizontal-align="justify" draw:textarea-vertical-align="middle" draw:auto-grow-height="false" fo:min-height="5.05cm" fo:min-width="8.7cm"/>
    </style:style>
    <style:style style:name="gr6" style:family="graphic" style:parent-style-name="standard">
      <style:graphic-properties svg:stroke-color="#729fcf" draw:textarea-horizontal-align="justify" draw:textarea-vertical-align="middle" draw:auto-grow-height="false" fo:min-height="2.85cm" fo:min-width="3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svg:stroke-color="#cccc99" draw:fill-color="#cccc99" draw:textarea-horizontal-align="justify" draw:textarea-vertical-align="middle" draw:auto-grow-height="false" fo:min-height="2.5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538cm" fo:min-width="0cm"/>
    </style:style>
    <style:style style:name="gr10" style:family="graphic" style:parent-style-name="standard">
      <style:graphic-properties svg:stroke-color="#aecf00" draw:fill-color="#aecf00" draw:textarea-horizontal-align="justify" draw:textarea-vertical-align="middle" draw:auto-grow-height="false" fo:min-height="3.498cm" fo:min-width="3.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2" style:family="graphic" style:parent-style-name="standard">
      <style:graphic-properties svg:stroke-color="#aecf00" draw:fill-color="#aecf00" draw:textarea-horizontal-align="justify" draw:textarea-vertical-align="middle" draw:auto-grow-height="false" fo:min-height="0.975cm" fo:min-width="0cm"/>
    </style:style>
    <style:style style:name="gr13" style:family="graphic" style:parent-style-name="standard">
      <style:graphic-properties svg:stroke-color="#aecf00" draw:fill-color="#aecf00" draw:textarea-horizontal-align="justify" draw:textarea-vertical-align="middle" draw:auto-grow-height="false" fo:min-height="0.25cm" fo:min-width="5.4cm"/>
    </style:style>
    <style:style style:name="gr14" style:family="graphic" style:parent-style-name="standard">
      <style:graphic-properties svg:stroke-color="#aecf00" draw:fill="solid" draw:fill-color="#aecf00" draw:textarea-horizontal-align="justify" draw:textarea-vertical-align="middle" draw:auto-grow-height="false" fo:min-height="9.65cm" fo:min-width="0cm"/>
    </style:style>
    <style:style style:name="gr15" style:family="graphic" style:parent-style-name="standard">
      <style:graphic-properties svg:stroke-color="#ffd320" draw:fill-color="#ffd320" draw:textarea-horizontal-align="justify" draw:textarea-vertical-align="middle" draw:auto-grow-height="false" fo:min-height="2.71cm" fo:min-width="3.2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7" style:family="graphic" style:parent-style-name="objectwithoutfill">
      <style:graphic-properties svg:stroke-width="0.2cm" svg:stroke-color="#ffd320" draw:marker-start-width="0.8cm" draw:marker-end-width="0.8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color="#ffd320" draw:fill-color="#ffd320" draw:textarea-horizontal-align="justify" draw:textarea-vertical-align="middle" draw:auto-grow-height="false" fo:min-height="0.95cm" fo:min-width="0.8cm"/>
    </style:style>
    <style:style style:name="gr19" style:family="graphic" style:parent-style-name="standard">
      <style:graphic-properties svg:stroke-color="#729fcf" draw:textarea-horizontal-align="justify" draw:textarea-vertical-align="middle" draw:auto-grow-height="false" fo:min-height="3.6cm" fo:min-width="0.0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478cm" svg:height="1.2cm" svg:x="1.422cm" svg:y="1.7cm">
          <draw:text-box>
            <text:p text:style-name="P1"><text:span text:style-name="T1">ZACplus : <text:s/>Schema der Elektrolyt-Zirkulation</text:span></text:p>
          </draw:text-box>
        </draw:frame>
        <draw:frame draw:style-name="gr2" draw:layer="layout" svg:width="8.211cm" svg:height="4.517cm" svg:x="11.089cm" svg:y="3.884cm">
          <draw:text-box>
            <text:p>Die Peristaltikpumpe tropft</text:p>
            <text:p>in den Hochtank und dieser</text:p>
            <text:p>tropft in die Kammer</text:p>
            <text:p/>
            <text:p>==&gt; KEINE galvanische</text:p>
            <text:p><text:s text:c="8"/>Verbindung</text:p>
          </draw:text-box>
        </draw:frame>
        <draw:g>
          <draw:custom-shape draw:style-name="gr3" draw:text-style-name="P2" draw:layer="layout" svg:width="3.1cm" svg:height="5cm" svg:x="1.7cm" svg:y="9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7cm" svg:height="4.7cm" svg:x="1.7cm" svg:y="15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9.2cm" svg:height="5.3cm" svg:x="7.6cm" svg:y="21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7cm" svg:height="3.1cm" svg:x="5.1cm" svg:y="11.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123cm" svg:height="1.673cm" svg:x="1.877cm" svg:y="9.927cm">
            <draw:text-box>
              <text:p>Zink-</text:p>
              <text:p>Platte</text:p>
            </draw:text-box>
          </draw:frame>
          <draw:frame draw:style-name="gr2" draw:layer="layout" svg:width="2.191cm" svg:height="1.673cm" svg:x="6.509cm" svg:y="12cm">
            <draw:text-box>
              <text:p>Hoch-</text:p>
              <text:p>Tank</text:p>
            </draw:text-box>
          </draw:frame>
          <draw:frame draw:style-name="gr7" draw:layer="layout" svg:width="2.898cm" svg:height="0.962cm" svg:x="4.402cm" svg:y="18.538cm">
            <draw:text-box>
              <text:p>Kammer</text:p>
            </draw:text-box>
          </draw:frame>
          <draw:frame draw:style-name="gr2" draw:layer="layout" svg:width="4.028cm" svg:height="1.673cm" svg:x="8.1cm" svg:y="24.638cm">
            <draw:text-box>
              <text:p>Klärstufe mit</text:p>
              <text:p>4 Kammern</text:p>
            </draw:text-box>
          </draw:frame>
          <draw:custom-shape draw:style-name="gr8" draw:text-style-name="P2" draw:layer="layout" svg:width="0.5cm" svg:height="3.2cm" svg:x="3cm" svg:y="14.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2" draw:layer="layout" svg:width="0.5cm" svg:height="0.9cm" svg:x="6.4cm" svg:y="14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" draw:layer="layout" svg:width="5.4cm" svg:height="5.3cm" svg:x="10.729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layer="layout" svg:width="3.461cm" svg:height="1.673cm" svg:x="11.4cm" svg:y="11.5cm">
            <draw:text-box>
              <text:p>Peristaltik-</text:p>
              <text:p>Pumpe</text:p>
            </draw:text-box>
          </draw:frame>
          <draw:custom-shape draw:style-name="gr12" draw:text-style-name="P2" draw:layer="layout" svg:width="1cm" svg:height="1.4cm" svg:x="7.3cm" svg:y="9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5.9cm" svg:height="0.5cm" svg:x="7.5cm" svg:y="8.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5cm" svg:height="9.9cm" svg:x="15.6cm" svg:y="11.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6cm" svg:height="4.7cm" svg:x="3.56cm" svg:y="3.28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6" draw:layer="layout" svg:width="3.351cm" svg:height="1.673cm" svg:x="5.049cm" svg:y="3.9cm">
            <draw:text-box>
              <text:p>Strom, zB. PV</text:p>
            </draw:text-box>
          </draw:frame>
          <draw:line draw:style-name="gr17" draw:text-style-name="P2" draw:layer="layout" svg:x1="5.6cm" svg:y1="12.7cm" svg:x2="5.7cm" svg:y2="4.8cm">
            <text:p/>
          </draw:line>
          <draw:line draw:style-name="gr17" draw:text-style-name="P2" draw:layer="layout" svg:x1="6.2cm" svg:y1="12.7cm" svg:x2="6.3cm" svg:y2="4.8cm">
            <text:p/>
          </draw:line>
          <draw:custom-shape draw:style-name="gr18" draw:text-style-name="P2" draw:layer="layout" svg:width="1.3cm" svg:height="1.2cm" svg:x="5.28cm" svg:y="12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1cm" svg:height="4.4cm" svg:x="7.9cm" svg:y="20.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" draw:layer="layout" svg:width="5.294cm" svg:height="2.384cm" svg:x="10.206cm" svg:y="18.416cm">
            <draw:text-box>
              <text:p>Entnahme in der</text:p>
              <text:p>vierten Kammer, </text:p>
              <text:p>ganz weit oben</text:p>
            </draw:text-box>
          </draw:frame>
        </draw:g>
        <draw:frame draw:style-name="gr2" draw:layer="layout" svg:width="6.314cm" svg:height="2.384cm" svg:x="0.986cm" svg:y="23.916cm">
          <draw:text-box>
            <text:p>Grober Klärschlamm</text:p>
            <text:p>wird gelegentlich</text:p>
            <text:p>manuell entfer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s </meta:initial-creator>
    <meta:creation-date>2018-08-19T23:00:39.222147714</meta:creation-date>
    <dc:date>2018-08-20T00:23:33.540434681</dc:date>
    <dc:creator>os </dc:creator>
    <meta:editing-duration>PT1H7M36S</meta:editing-duration>
    <meta:editing-cycles>9</meta:editing-cycles>
    <meta:generator>LibreOffice/4.3.3.2$Linux_X86_64 LibreOffice_project/430m0$Build-2</meta:generator>
    <meta:document-statistic meta:object-count="26"/>
  </office:meta>
</office:document-meta>
</file>